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54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95" calcext:value-type="currency" table:number-columns-spanned="2" table:number-rows-spanned="2">
            <text:p>$195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Thornton 120<text:span text:style-name="T1">th</text:span>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6-04-01" calcext:value-type="date">
            <text:p>04/01/26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3-08" calcext:value-type="date">
            <text:p>03/08/26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8" office:value-type="currency" office:currency="USD" office:value="65" calcext:value-type="currency">
            <text:p>$65.0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6-03-15" calcext:value-type="date">
            <text:p>03/15/26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9" office:value-type="currency" office:currency="USD" office:value="65" calcext:value-type="currency">
            <text:p>$65.0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3-29" calcext:value-type="date">
            <text:p>03/29/26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8" office:value-type="currency" office:currency="USD" office:value="65" calcext:value-type="currency">
            <text:p>$65.0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/>
          <table:table-cell table:style-name="ce29"/>
          <table:table-cell table:style-name="ce28" table:number-columns-spanned="5" table:number-rows-spanned="1"/>
          <table:covered-table-cell table:number-columns-repeated="4" table:style-name="ce28"/>
          <table:table-cell table:style-name="ce49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195" calcext:value-type="currency">
            <text:p>$19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195" calcext:value-type="currency">
            <text:p>$19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3-21T16:48:32.617791081</dc:date>
    <meta:editing-duration>PT3H33M17S</meta:editing-duration>
    <meta:editing-cycles>64</meta:editing-cycles>
    <meta:generator>LibreOffice/7.4.7.2$Linux_AARCH64 LibreOffice_project/40$Build-2</meta:generator>
    <meta:document-statistic meta:table-count="1" meta:cell-count="60" meta:object-count="1"/>
  </office:meta>
</office:document-meta>
</file>